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618in"/>
    </style:style>
    <style:style style:name="co2" style:family="table-column">
      <style:table-column-properties fo:break-before="auto" style:column-width="0.87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6976in" svg:height="3.5425in" svg:x="0.074in" svg:y="25.2378in">
            <draw:object draw:notify-on-update-of-ranges="Sheet1.C43:Sheet1.C1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1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float" office:value="0" calcext:value-type="float">
            <text:p>0</text:p>
          </table:table-cell>
          <table:table-cell office:value-type="float" office:value="0.101010101010101" calcext:value-type="float">
            <text:p>0.101010101010101</text:p>
          </table:table-cell>
          <table:table-cell office:value-type="float" office:value="0.202020202020202" calcext:value-type="float">
            <text:p>0.202020202020202</text:p>
          </table:table-cell>
          <table:table-cell office:value-type="float" office:value="0.303030303030303" calcext:value-type="float">
            <text:p>0.303030303030303</text:p>
          </table:table-cell>
          <table:table-cell office:value-type="float" office:value="0.404040404040404" calcext:value-type="float">
            <text:p>0.404040404040404</text:p>
          </table:table-cell>
          <table:table-cell office:value-type="float" office:value="0.505050505050505" calcext:value-type="float">
            <text:p>0.505050505050505</text:p>
          </table:table-cell>
          <table:table-cell office:value-type="float" office:value="0.606060606060606" calcext:value-type="float">
            <text:p>0.606060606060606</text:p>
          </table:table-cell>
          <table:table-cell office:value-type="float" office:value="0.707070707070707" calcext:value-type="float">
            <text:p>0.707070707070707</text:p>
          </table:table-cell>
          <table:table-cell office:value-type="float" office:value="0.808080808080808" calcext:value-type="float">
            <text:p>0.808080808080808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1.01010101010101" calcext:value-type="float">
            <text:p>1.01010101010101</text:p>
          </table:table-cell>
          <table:table-cell office:value-type="float" office:value="1.11111111111111" calcext:value-type="float">
            <text:p>1.11111111111111</text:p>
          </table:table-cell>
          <table:table-cell office:value-type="float" office:value="1.21212121212121" calcext:value-type="float">
            <text:p>1.21212121212121</text:p>
          </table:table-cell>
          <table:table-cell office:value-type="float" office:value="1.31313131313131" calcext:value-type="float">
            <text:p>1.31313131313131</text:p>
          </table:table-cell>
          <table:table-cell office:value-type="float" office:value="1.41414141414141" calcext:value-type="float">
            <text:p>1.41414141414141</text:p>
          </table:table-cell>
          <table:table-cell office:value-type="float" office:value="1.51515151515152" calcext:value-type="float">
            <text:p>1.51515151515152</text:p>
          </table:table-cell>
          <table:table-cell office:value-type="float" office:value="1.61616161616162" calcext:value-type="float">
            <text:p>1.61616161616162</text:p>
          </table:table-cell>
          <table:table-cell office:value-type="float" office:value="1.71717171717172" calcext:value-type="float">
            <text:p>1.71717171717172</text:p>
          </table:table-cell>
          <table:table-cell office:value-type="float" office:value="1.81818181818182" calcext:value-type="float">
            <text:p>1.81818181818182</text:p>
          </table:table-cell>
          <table:table-cell office:value-type="float" office:value="1.91919191919192" calcext:value-type="float">
            <text:p>1.91919191919192</text:p>
          </table:table-cell>
          <table:table-cell office:value-type="float" office:value="2.02020202020202" calcext:value-type="float">
            <text:p>2.02020202020202</text:p>
          </table:table-cell>
          <table:table-cell office:value-type="float" office:value="2.12121212121212" calcext:value-type="float">
            <text:p>2.12121212121212</text:p>
          </table:table-cell>
          <table:table-cell office:value-type="float" office:value="2.22222222222222" calcext:value-type="float">
            <text:p>2.22222222222222</text:p>
          </table:table-cell>
          <table:table-cell office:value-type="float" office:value="2.32323232323232" calcext:value-type="float">
            <text:p>2.32323232323232</text:p>
          </table:table-cell>
          <table:table-cell office:value-type="float" office:value="2.42424242424242" calcext:value-type="float">
            <text:p>2.42424242424242</text:p>
          </table:table-cell>
          <table:table-cell office:value-type="float" office:value="2.52525252525253" calcext:value-type="float">
            <text:p>2.52525252525253</text:p>
          </table:table-cell>
          <table:table-cell office:value-type="float" office:value="2.62626262626263" calcext:value-type="float">
            <text:p>2.62626262626263</text:p>
          </table:table-cell>
          <table:table-cell office:value-type="float" office:value="2.72727272727273" calcext:value-type="float">
            <text:p>2.72727272727273</text:p>
          </table:table-cell>
          <table:table-cell office:value-type="float" office:value="2.82828282828283" calcext:value-type="float">
            <text:p>2.82828282828283</text:p>
          </table:table-cell>
          <table:table-cell office:value-type="float" office:value="2.92929292929293" calcext:value-type="float">
            <text:p>2.92929292929293</text:p>
          </table:table-cell>
          <table:table-cell office:value-type="float" office:value="3.03030303030303" calcext:value-type="float">
            <text:p>3.03030303030303</text:p>
          </table:table-cell>
          <table:table-cell office:value-type="float" office:value="3.13131313131313" calcext:value-type="float">
            <text:p>3.13131313131313</text:p>
          </table:table-cell>
          <table:table-cell office:value-type="float" office:value="3.23232323232323" calcext:value-type="float">
            <text:p>3.23232323232323</text:p>
          </table:table-cell>
          <table:table-cell office:value-type="float" office:value="3.33333333333333" calcext:value-type="float">
            <text:p>3.33333333333333</text:p>
          </table:table-cell>
          <table:table-cell office:value-type="float" office:value="3.43434343434343" calcext:value-type="float">
            <text:p>3.43434343434343</text:p>
          </table:table-cell>
          <table:table-cell office:value-type="float" office:value="3.53535353535354" calcext:value-type="float">
            <text:p>3.53535353535354</text:p>
          </table:table-cell>
          <table:table-cell office:value-type="float" office:value="3.63636363636364" calcext:value-type="float">
            <text:p>3.63636363636364</text:p>
          </table:table-cell>
          <table:table-cell office:value-type="float" office:value="3.73737373737374" calcext:value-type="float">
            <text:p>3.73737373737374</text:p>
          </table:table-cell>
          <table:table-cell office:value-type="float" office:value="3.83838383838384" calcext:value-type="float">
            <text:p>3.83838383838384</text:p>
          </table:table-cell>
          <table:table-cell office:value-type="float" office:value="3.93939393939394" calcext:value-type="float">
            <text:p>3.93939393939394</text:p>
          </table:table-cell>
          <table:table-cell office:value-type="float" office:value="4.04040404040404" calcext:value-type="float">
            <text:p>4.04040404040404</text:p>
          </table:table-cell>
          <table:table-cell office:value-type="float" office:value="4.14141414141414" calcext:value-type="float">
            <text:p>4.14141414141414</text:p>
          </table:table-cell>
          <table:table-cell office:value-type="float" office:value="4.24242424242424" calcext:value-type="float">
            <text:p>4.24242424242424</text:p>
          </table:table-cell>
          <table:table-cell office:value-type="float" office:value="4.34343434343434" calcext:value-type="float">
            <text:p>4.34343434343434</text:p>
          </table:table-cell>
          <table:table-cell office:value-type="float" office:value="4.44444444444445" calcext:value-type="float">
            <text:p>4.4444444444444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4.64646464646465" calcext:value-type="float">
            <text:p>4.64646464646465</text:p>
          </table:table-cell>
          <table:table-cell office:value-type="float" office:value="4.74747474747475" calcext:value-type="float">
            <text:p>4.74747474747475</text:p>
          </table:table-cell>
          <table:table-cell office:value-type="float" office:value="4.84848484848485" calcext:value-type="float">
            <text:p>4.84848484848485</text:p>
          </table:table-cell>
          <table:table-cell office:value-type="float" office:value="4.94949494949495" calcext:value-type="float">
            <text:p>4.94949494949495</text:p>
          </table:table-cell>
          <table:table-cell office:value-type="float" office:value="5.05050505050505" calcext:value-type="float">
            <text:p>5.05050505050505</text:p>
          </table:table-cell>
          <table:table-cell office:value-type="float" office:value="5.15151515151515" calcext:value-type="float">
            <text:p>5.15151515151515</text:p>
          </table:table-cell>
          <table:table-cell office:value-type="float" office:value="5.25252525252525" calcext:value-type="float">
            <text:p>5.25252525252525</text:p>
          </table:table-cell>
          <table:table-cell office:value-type="float" office:value="5.35353535353535" calcext:value-type="float">
            <text:p>5.35353535353535</text:p>
          </table:table-cell>
          <table:table-cell office:value-type="float" office:value="5.45454545454545" calcext:value-type="float">
            <text:p>5.45454545454545</text:p>
          </table:table-cell>
          <table:table-cell office:value-type="float" office:value="5.55555555555556" calcext:value-type="float">
            <text:p>5.55555555555556</text:p>
          </table:table-cell>
          <table:table-cell office:value-type="float" office:value="5.65656565656566" calcext:value-type="float">
            <text:p>5.65656565656566</text:p>
          </table:table-cell>
          <table:table-cell office:value-type="float" office:value="5.75757575757576" calcext:value-type="float">
            <text:p>5.75757575757576</text:p>
          </table:table-cell>
          <table:table-cell office:value-type="float" office:value="5.85858585858586" calcext:value-type="float">
            <text:p>5.85858585858586</text:p>
          </table:table-cell>
          <table:table-cell office:value-type="float" office:value="5.95959595959596" calcext:value-type="float">
            <text:p>5.95959595959596</text:p>
          </table:table-cell>
          <table:table-cell office:value-type="float" office:value="6.06060606060606" calcext:value-type="float">
            <text:p>6.06060606060606</text:p>
          </table:table-cell>
          <table:table-cell office:value-type="float" office:value="6.16161616161616" calcext:value-type="float">
            <text:p>6.16161616161616</text:p>
          </table:table-cell>
          <table:table-cell office:value-type="float" office:value="6.26262626262626" calcext:value-type="float">
            <text:p>6.26262626262626</text:p>
          </table:table-cell>
          <table:table-cell office:value-type="float" office:value="6.36363636363636" calcext:value-type="float">
            <text:p>6.36363636363636</text:p>
          </table:table-cell>
          <table:table-cell office:value-type="float" office:value="6.46464646464646" calcext:value-type="float">
            <text:p>6.46464646464646</text:p>
          </table:table-cell>
          <table:table-cell office:value-type="float" office:value="6.56565656565657" calcext:value-type="float">
            <text:p>6.56565656565657</text:p>
          </table:table-cell>
          <table:table-cell office:value-type="float" office:value="6.66666666666667" calcext:value-type="float">
            <text:p>6.66666666666667</text:p>
          </table:table-cell>
          <table:table-cell office:value-type="float" office:value="6.76767676767677" calcext:value-type="float">
            <text:p>6.76767676767677</text:p>
          </table:table-cell>
          <table:table-cell office:value-type="float" office:value="6.86868686868687" calcext:value-type="float">
            <text:p>6.86868686868687</text:p>
          </table:table-cell>
          <table:table-cell office:value-type="float" office:value="6.96969696969697" calcext:value-type="float">
            <text:p>6.96969696969697</text:p>
          </table:table-cell>
          <table:table-cell office:value-type="float" office:value="7.07070707070707" calcext:value-type="float">
            <text:p>7.07070707070707</text:p>
          </table:table-cell>
          <table:table-cell office:value-type="float" office:value="7.17171717171717" calcext:value-type="float">
            <text:p>7.17171717171717</text:p>
          </table:table-cell>
          <table:table-cell office:value-type="float" office:value="7.27272727272727" calcext:value-type="float">
            <text:p>7.27272727272727</text:p>
          </table:table-cell>
          <table:table-cell office:value-type="float" office:value="7.37373737373737" calcext:value-type="float">
            <text:p>7.37373737373737</text:p>
          </table:table-cell>
          <table:table-cell office:value-type="float" office:value="7.47474747474748" calcext:value-type="float">
            <text:p>7.47474747474748</text:p>
          </table:table-cell>
          <table:table-cell office:value-type="float" office:value="7.57575757575758" calcext:value-type="float">
            <text:p>7.57575757575758</text:p>
          </table:table-cell>
          <table:table-cell office:value-type="float" office:value="7.67676767676768" calcext:value-type="float">
            <text:p>7.67676767676768</text:p>
          </table:table-cell>
          <table:table-cell office:value-type="float" office:value="7.77777777777778" calcext:value-type="float">
            <text:p>7.77777777777778</text:p>
          </table:table-cell>
          <table:table-cell office:value-type="float" office:value="7.87878787878788" calcext:value-type="float">
            <text:p>7.87878787878788</text:p>
          </table:table-cell>
          <table:table-cell office:value-type="float" office:value="7.97979797979798" calcext:value-type="float">
            <text:p>7.97979797979798</text:p>
          </table:table-cell>
          <table:table-cell office:value-type="float" office:value="8.08080808080808" calcext:value-type="float">
            <text:p>8.08080808080808</text:p>
          </table:table-cell>
          <table:table-cell office:value-type="float" office:value="8.18181818181818" calcext:value-type="float">
            <text:p>8.18181818181818</text:p>
          </table:table-cell>
          <table:table-cell office:value-type="float" office:value="8.28282828282828" calcext:value-type="float">
            <text:p>8.28282828282828</text:p>
          </table:table-cell>
          <table:table-cell office:value-type="float" office:value="8.38383838383838" calcext:value-type="float">
            <text:p>8.38383838383838</text:p>
          </table:table-cell>
          <table:table-cell office:value-type="float" office:value="8.48484848484848" calcext:value-type="float">
            <text:p>8.48484848484848</text:p>
          </table:table-cell>
          <table:table-cell office:value-type="float" office:value="8.58585858585859" calcext:value-type="float">
            <text:p>8.58585858585859</text:p>
          </table:table-cell>
          <table:table-cell office:value-type="float" office:value="8.68686868686869" calcext:value-type="float">
            <text:p>8.68686868686869</text:p>
          </table:table-cell>
          <table:table-cell office:value-type="float" office:value="8.78787878787879" calcext:value-type="float">
            <text:p>8.78787878787879</text:p>
          </table:table-cell>
          <table:table-cell office:value-type="float" office:value="8.88888888888889" calcext:value-type="float">
            <text:p>8.88888888888889</text:p>
          </table:table-cell>
          <table:table-cell office:value-type="float" office:value="8.98989898989899" calcext:value-type="float">
            <text:p>8.98989898989899</text:p>
          </table:table-cell>
          <table:table-cell office:value-type="float" office:value="9.09090909090909" calcext:value-type="float">
            <text:p>9.09090909090909</text:p>
          </table:table-cell>
          <table:table-cell office:value-type="float" office:value="9.19191919191919" calcext:value-type="float">
            <text:p>9.19191919191919</text:p>
          </table:table-cell>
          <table:table-cell office:value-type="float" office:value="9.29292929292929" calcext:value-type="float">
            <text:p>9.29292929292929</text:p>
          </table:table-cell>
          <table:table-cell office:value-type="float" office:value="9.39393939393939" calcext:value-type="float">
            <text:p>9.39393939393939</text:p>
          </table:table-cell>
          <table:table-cell office:value-type="float" office:value="9.4949494949495" calcext:value-type="float">
            <text:p>9.4949494949495</text:p>
          </table:table-cell>
          <table:table-cell office:value-type="float" office:value="9.5959595959596" calcext:value-type="float">
            <text:p>9.5959595959596</text:p>
          </table:table-cell>
          <table:table-cell office:value-type="float" office:value="9.6969696969697" calcext:value-type="float">
            <text:p>9.6969696969697</text:p>
          </table:table-cell>
          <table:table-cell office:value-type="float" office:value="9.7979797979798" calcext:value-type="float">
            <text:p>9.7979797979798</text:p>
          </table:table-cell>
          <table:table-cell office:value-type="float" office:value="9.8989898989899" calcext:value-type="float">
            <text:p>9.8989898989899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7.37163171621856" calcext:value-type="float">
            <text:p>7.37163171621856</text:p>
          </table:table-cell>
          <table:table-cell office:value-type="float" office:value="8.8196089657763" calcext:value-type="float">
            <text:p>8.8196089657763</text:p>
          </table:table-cell>
          <table:table-cell office:value-type="float" office:value="8.78000327485867" calcext:value-type="float">
            <text:p>8.78000327485867</text:p>
          </table:table-cell>
          <table:table-cell office:value-type="float" office:value="7.26823945545108" calcext:value-type="float">
            <text:p>7.26823945545108</text:p>
          </table:table-cell>
          <table:table-cell office:value-type="float" office:value="4.87308826600773" calcext:value-type="float">
            <text:p>4.87308826600773</text:p>
          </table:table-cell>
          <table:table-cell office:value-type="float" office:value="2.52736405511758" calcext:value-type="float">
            <text:p>2.52736405511758</text:p>
          </table:table-cell>
          <table:table-cell office:value-type="float" office:value="1.14463136576023" calcext:value-type="float">
            <text:p>1.14463136576023</text:p>
          </table:table-cell>
          <table:table-cell office:value-type="float" office:value="1.26340855893957" calcext:value-type="float">
            <text:p>1.26340855893957</text:p>
          </table:table-cell>
          <table:table-cell office:value-type="float" office:value="2.83743673017761" calcext:value-type="float">
            <text:p>2.83743673017761</text:p>
          </table:table-cell>
          <table:table-cell office:value-type="float" office:value="5.25369567862626" calcext:value-type="float">
            <text:p>5.25369567862626</text:p>
          </table:table-cell>
          <table:table-cell office:value-type="float" office:value="7.57115043874616" calcext:value-type="float">
            <text:p>7.57115043874616</text:p>
          </table:table-cell>
          <table:table-cell office:value-type="float" office:value="8.88724627329417" calcext:value-type="float">
            <text:p>8.88724627329417</text:p>
          </table:table-cell>
          <table:table-cell office:value-type="float" office:value="8.68941717641833" calcext:value-type="float">
            <text:p>8.68941717641833</text:p>
          </table:table-cell>
          <table:table-cell office:value-type="float" office:value="7.05470956629363" calcext:value-type="float">
            <text:p>7.05470956629363</text:p>
          </table:table-cell>
          <table:table-cell office:value-type="float" office:value="4.61977582678327" calcext:value-type="float">
            <text:p>4.61977582678327</text:p>
          </table:table-cell>
          <table:table-cell office:value-type="float" office:value="2.33292399793484" calcext:value-type="float">
            <text:p>2.33292399793484</text:p>
          </table:table-cell>
          <table:table-cell office:value-type="float" office:value="1.08479021514089" calcext:value-type="float">
            <text:p>1.08479021514089</text:p>
          </table:table-cell>
          <table:table-cell office:value-type="float" office:value="1.36147201858192" calcext:value-type="float">
            <text:p>1.36147201858192</text:p>
          </table:table-cell>
          <table:table-cell office:value-type="float" office:value="3.05521305559812" calcext:value-type="float">
            <text:p>3.05521305559812</text:p>
          </table:table-cell>
          <table:table-cell office:value-type="float" office:value="5.50636981429499" calcext:value-type="float">
            <text:p>5.50636981429499</text:p>
          </table:table-cell>
          <table:table-cell office:value-type="float" office:value="7.76031604592844" calcext:value-type="float">
            <text:p>7.76031604592844</text:p>
          </table:table-cell>
          <table:table-cell office:value-type="float" office:value="8.93923101204883" calcext:value-type="float">
            <text:p>8.93923101204883</text:p>
          </table:table-cell>
          <table:table-cell office:value-type="float" office:value="8.58397509716535" calcext:value-type="float">
            <text:p>8.58397509716535</text:p>
          </table:table-cell>
          <table:table-cell office:value-type="float" office:value="6.83290608690964" calcext:value-type="float">
            <text:p>6.83290608690964</text:p>
          </table:table-cell>
          <table:table-cell office:value-type="float" office:value="4.36799441610661" calcext:value-type="float">
            <text:p>4.36799441610661</text:p>
          </table:table-cell>
          <table:table-cell office:value-type="float" office:value="2.14922331448455" calcext:value-type="float">
            <text:p>2.14922331448455</text:p>
          </table:table-cell>
          <table:table-cell office:value-type="float" office:value="1.04071423247627" calcext:value-type="float">
            <text:p>1.04071423247627</text:p>
          </table:table-cell>
          <table:table-cell office:value-type="float" office:value="1.47418654620967" calcext:value-type="float">
            <text:p>1.47418654620967</text:p>
          </table:table-cell>
          <table:table-cell office:value-type="float" office:value="3.28082035164332" calcext:value-type="float">
            <text:p>3.28082035164332</text:p>
          </table:table-cell>
          <table:table-cell office:value-type="float" office:value="5.75700497744164" calcext:value-type="float">
            <text:p>5.75700497744164</text:p>
          </table:table-cell>
          <table:table-cell office:value-type="float" office:value="7.93836683463014" calcext:value-type="float">
            <text:p>7.93836683463014</text:p>
          </table:table-cell>
          <table:table-cell office:value-type="float" office:value="8.97535385784502" calcext:value-type="float">
            <text:p>8.97535385784502</text:p>
          </table:table-cell>
          <table:table-cell office:value-type="float" office:value="8.46410161513775" calcext:value-type="float">
            <text:p>8.46410161513775</text:p>
          </table:table-cell>
          <table:table-cell office:value-type="float" office:value="6.60372214162646" calcext:value-type="float">
            <text:p>6.60372214162646</text:p>
          </table:table-cell>
          <table:table-cell office:value-type="float" office:value="4.11875786885384" calcext:value-type="float">
            <text:p>4.11875786885384</text:p>
          </table:table-cell>
          <table:table-cell office:value-type="float" office:value="1.97700170258298" calcext:value-type="float">
            <text:p>1.97700170258298</text:p>
          </table:table-cell>
          <table:table-cell office:value-type="float" office:value="1.01258089619223" calcext:value-type="float">
            <text:p>1.01258089619223</text:p>
          </table:table-cell>
          <table:table-cell office:value-type="float" office:value="1.60109828020193" calcext:value-type="float">
            <text:p>1.60109828020193</text:p>
          </table:table-cell>
          <table:table-cell office:value-type="float" office:value="3.51335017735869" calcext:value-type="float">
            <text:p>3.51335017735869</text:p>
          </table:table-cell>
          <table:table-cell office:value-type="float" office:value="6.00459194872431" calcext:value-type="float">
            <text:p>6.00459194872431</text:p>
          </table:table-cell>
          <table:table-cell office:value-type="float" office:value="8.10458585716702" calcext:value-type="float">
            <text:p>8.10458585716702</text:p>
          </table:table-cell>
          <table:table-cell office:value-type="float" office:value="8.99546935673203" calcext:value-type="float">
            <text:p>8.99546935673203</text:p>
          </table:table-cell>
          <table:table-cell office:value-type="float" office:value="8.33027941853908" calcext:value-type="float">
            <text:p>8.33027941853908</text:p>
          </table:table-cell>
          <table:table-cell office:value-type="float" office:value="6.36808057330266" calcext:value-type="float">
            <text:p>6.36808057330266</text:p>
          </table:table-cell>
          <table:table-cell office:value-type="float" office:value="3.87306977263428" calcext:value-type="float">
            <text:p>3.87306977263428</text:p>
          </table:table-cell>
          <table:table-cell office:value-type="float" office:value="1.81695263787668" calcext:value-type="float">
            <text:p>1.81695263787668</text:p>
          </table:table-cell>
          <table:table-cell office:value-type="float" office:value="1.0005034893045" calcext:value-type="float">
            <text:p>1.0005034893045</text:p>
          </table:table-cell>
          <table:table-cell office:value-type="float" office:value="1.74169619179866" calcext:value-type="float">
            <text:p>1.74169619179866</text:p>
          </table:table-cell>
          <table:table-cell office:value-type="float" office:value="3.75186621720606" calcext:value-type="float">
            <text:p>3.75186621720606</text:p>
          </table:table-cell>
          <table:table-cell office:value-type="float" office:value="6.24813378279393" calcext:value-type="float">
            <text:p>6.24813378279393</text:p>
          </table:table-cell>
          <table:table-cell office:value-type="float" office:value="8.25830380820134" calcext:value-type="float">
            <text:p>8.25830380820134</text:p>
          </table:table-cell>
          <table:table-cell office:value-type="float" office:value="8.9994965106955" calcext:value-type="float">
            <text:p>8.9994965106955</text:p>
          </table:table-cell>
          <table:table-cell office:value-type="float" office:value="8.18304736212333" calcext:value-type="float">
            <text:p>8.18304736212333</text:p>
          </table:table-cell>
          <table:table-cell office:value-type="float" office:value="6.12693022736574" calcext:value-type="float">
            <text:p>6.12693022736574</text:p>
          </table:table-cell>
          <table:table-cell office:value-type="float" office:value="3.63191942669732" calcext:value-type="float">
            <text:p>3.63191942669732</text:p>
          </table:table-cell>
          <table:table-cell office:value-type="float" office:value="1.66972058146092" calcext:value-type="float">
            <text:p>1.66972058146092</text:p>
          </table:table-cell>
          <table:table-cell office:value-type="float" office:value="1.00453064326797" calcext:value-type="float">
            <text:p>1.00453064326797</text:p>
          </table:table-cell>
          <table:table-cell office:value-type="float" office:value="1.89541414283299" calcext:value-type="float">
            <text:p>1.89541414283299</text:p>
          </table:table-cell>
          <table:table-cell office:value-type="float" office:value="3.99540805127568" calcext:value-type="float">
            <text:p>3.99540805127568</text:p>
          </table:table-cell>
          <table:table-cell office:value-type="float" office:value="6.48664982264131" calcext:value-type="float">
            <text:p>6.48664982264131</text:p>
          </table:table-cell>
          <table:table-cell office:value-type="float" office:value="8.39890171979805" calcext:value-type="float">
            <text:p>8.39890171979805</text:p>
          </table:table-cell>
          <table:table-cell office:value-type="float" office:value="8.98741910380777" calcext:value-type="float">
            <text:p>8.98741910380777</text:p>
          </table:table-cell>
          <table:table-cell office:value-type="float" office:value="8.02299829741704" calcext:value-type="float">
            <text:p>8.02299829741704</text:p>
          </table:table-cell>
          <table:table-cell office:value-type="float" office:value="5.88124213114617" calcext:value-type="float">
            <text:p>5.88124213114617</text:p>
          </table:table-cell>
          <table:table-cell office:value-type="float" office:value="3.39627785837355" calcext:value-type="float">
            <text:p>3.39627785837355</text:p>
          </table:table-cell>
          <table:table-cell office:value-type="float" office:value="1.53589838486224" calcext:value-type="float">
            <text:p>1.53589838486224</text:p>
          </table:table-cell>
          <table:table-cell office:value-type="float" office:value="1.02464614215498" calcext:value-type="float">
            <text:p>1.02464614215498</text:p>
          </table:table-cell>
          <table:table-cell office:value-type="float" office:value="2.06163316536986" calcext:value-type="float">
            <text:p>2.06163316536986</text:p>
          </table:table-cell>
          <table:table-cell office:value-type="float" office:value="4.24299502255835" calcext:value-type="float">
            <text:p>4.24299502255835</text:p>
          </table:table-cell>
          <table:table-cell office:value-type="float" office:value="6.71917964835668" calcext:value-type="float">
            <text:p>6.71917964835668</text:p>
          </table:table-cell>
          <table:table-cell office:value-type="float" office:value="8.52581345379033" calcext:value-type="float">
            <text:p>8.52581345379033</text:p>
          </table:table-cell>
          <table:table-cell office:value-type="float" office:value="8.95928576752374" calcext:value-type="float">
            <text:p>8.95928576752374</text:p>
          </table:table-cell>
          <table:table-cell office:value-type="float" office:value="7.85077668551545" calcext:value-type="float">
            <text:p>7.85077668551545</text:p>
          </table:table-cell>
          <table:table-cell office:value-type="float" office:value="5.63200558389339" calcext:value-type="float">
            <text:p>5.63200558389339</text:p>
          </table:table-cell>
          <table:table-cell office:value-type="float" office:value="3.16709391309037" calcext:value-type="float">
            <text:p>3.16709391309037</text:p>
          </table:table-cell>
          <table:table-cell office:value-type="float" office:value="1.41602490283467" calcext:value-type="float">
            <text:p>1.41602490283467</text:p>
          </table:table-cell>
          <table:table-cell office:value-type="float" office:value="1.06076898795117" calcext:value-type="float">
            <text:p>1.06076898795117</text:p>
          </table:table-cell>
          <table:table-cell office:value-type="float" office:value="2.23968395407155" calcext:value-type="float">
            <text:p>2.23968395407155</text:p>
          </table:table-cell>
          <table:table-cell office:value-type="float" office:value="4.49363018570501" calcext:value-type="float">
            <text:p>4.49363018570501</text:p>
          </table:table-cell>
          <table:table-cell office:value-type="float" office:value="6.94478694440186" calcext:value-type="float">
            <text:p>6.94478694440186</text:p>
          </table:table-cell>
          <table:table-cell office:value-type="float" office:value="8.63852798141806" calcext:value-type="float">
            <text:p>8.63852798141806</text:p>
          </table:table-cell>
          <table:table-cell office:value-type="float" office:value="8.91520978485912" calcext:value-type="float">
            <text:p>8.91520978485912</text:p>
          </table:table-cell>
          <table:table-cell office:value-type="float" office:value="7.66707600206515" calcext:value-type="float">
            <text:p>7.66707600206515</text:p>
          </table:table-cell>
          <table:table-cell office:value-type="float" office:value="5.38022417321676" calcext:value-type="float">
            <text:p>5.38022417321676</text:p>
          </table:table-cell>
          <table:table-cell office:value-type="float" office:value="2.94529043370637" calcext:value-type="float">
            <text:p>2.94529043370637</text:p>
          </table:table-cell>
          <table:table-cell office:value-type="float" office:value="1.31058282358167" calcext:value-type="float">
            <text:p>1.31058282358167</text:p>
          </table:table-cell>
          <table:table-cell office:value-type="float" office:value="1.11275372670582" calcext:value-type="float">
            <text:p>1.11275372670582</text:p>
          </table:table-cell>
          <table:table-cell office:value-type="float" office:value="2.42884956125386" calcext:value-type="float">
            <text:p>2.42884956125386</text:p>
          </table:table-cell>
          <table:table-cell office:value-type="float" office:value="4.74630432137371" calcext:value-type="float">
            <text:p>4.74630432137371</text:p>
          </table:table-cell>
          <table:table-cell office:value-type="float" office:value="7.16256326982239" calcext:value-type="float">
            <text:p>7.16256326982239</text:p>
          </table:table-cell>
          <table:table-cell office:value-type="float" office:value="8.73659144106043" calcext:value-type="float">
            <text:p>8.73659144106043</text:p>
          </table:table-cell>
          <table:table-cell office:value-type="float" office:value="8.85536863423978" calcext:value-type="float">
            <text:p>8.85536863423978</text:p>
          </table:table-cell>
          <table:table-cell office:value-type="float" office:value="7.47263594488241" calcext:value-type="float">
            <text:p>7.47263594488241</text:p>
          </table:table-cell>
          <table:table-cell office:value-type="float" office:value="5.12691173399228" calcext:value-type="float">
            <text:p>5.12691173399228</text:p>
          </table:table-cell>
          <table:table-cell office:value-type="float" office:value="2.73176054454894" calcext:value-type="float">
            <text:p>2.73176054454894</text:p>
          </table:table-cell>
          <table:table-cell office:value-type="float" office:value="1.21999672514132" calcext:value-type="float">
            <text:p>1.21999672514132</text:p>
          </table:table-cell>
          <table:table-cell office:value-type="float" office:value="1.18039103422369" calcext:value-type="float">
            <text:p>1.18039103422369</text:p>
          </table:table-cell>
          <table:table-cell office:value-type="float" office:value="2.62836828378145" calcext:value-type="float">
            <text:p>2.62836828378145</text:p>
          </table:table-cell>
          <table:table-cell office:value-type="float" office:value="4.99999999999999" calcext:value-type="float">
            <text:p>4.99999999999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se = 5</text:p>
          </table:table-cell>
          <table:table-cell office:value-type="string" calcext:value-type="string">
            <text:p>Amplitude = 2</text:p>
          </table:table-cell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5" calcext:value-type="float">
            <text:p>5</text:p>
          </table:table-cell>
          <table:table-cell office:value-type="float" office:value="6.18581585810928" calcext:value-type="float">
            <text:p>6.18581585810928</text:p>
          </table:table-cell>
          <table:table-cell office:value-type="float" office:value="6.90980448288815" calcext:value-type="float">
            <text:p>6.90980448288815</text:p>
          </table:table-cell>
          <table:table-cell office:value-type="float" office:value="6.89000163742934" calcext:value-type="float">
            <text:p>6.89000163742934</text:p>
          </table:table-cell>
          <table:table-cell office:value-type="float" office:value="6.13411972772554" calcext:value-type="float">
            <text:p>6.13411972772554</text:p>
          </table:table-cell>
          <table:table-cell office:value-type="float" office:value="4.93654413300387" calcext:value-type="float">
            <text:p>4.93654413300387</text:p>
          </table:table-cell>
          <table:table-cell office:value-type="float" office:value="3.76368202755879" calcext:value-type="float">
            <text:p>3.76368202755879</text:p>
          </table:table-cell>
          <table:table-cell office:value-type="float" office:value="3.07231568288012" calcext:value-type="float">
            <text:p>3.07231568288012</text:p>
          </table:table-cell>
          <table:table-cell office:value-type="float" office:value="3.13170427946979" calcext:value-type="float">
            <text:p>3.13170427946979</text:p>
          </table:table-cell>
          <table:table-cell office:value-type="float" office:value="3.9187183650888" calcext:value-type="float">
            <text:p>3.9187183650888</text:p>
          </table:table-cell>
          <table:table-cell office:value-type="float" office:value="5.12684783931313" calcext:value-type="float">
            <text:p>5.12684783931313</text:p>
          </table:table-cell>
          <table:table-cell office:value-type="float" office:value="6.28557521937308" calcext:value-type="float">
            <text:p>6.28557521937308</text:p>
          </table:table-cell>
          <table:table-cell office:value-type="float" office:value="6.94362313664708" calcext:value-type="float">
            <text:p>6.94362313664708</text:p>
          </table:table-cell>
          <table:table-cell office:value-type="float" office:value="6.84470858820916" calcext:value-type="float">
            <text:p>6.84470858820916</text:p>
          </table:table-cell>
          <table:table-cell office:value-type="float" office:value="6.02735478314681" calcext:value-type="float">
            <text:p>6.02735478314681</text:p>
          </table:table-cell>
          <table:table-cell office:value-type="float" office:value="4.80988791339163" calcext:value-type="float">
            <text:p>4.80988791339163</text:p>
          </table:table-cell>
          <table:table-cell office:value-type="float" office:value="3.66646199896742" calcext:value-type="float">
            <text:p>3.66646199896742</text:p>
          </table:table-cell>
          <table:table-cell office:value-type="float" office:value="3.04239510757044" calcext:value-type="float">
            <text:p>3.04239510757044</text:p>
          </table:table-cell>
          <table:table-cell office:value-type="float" office:value="3.18073600929096" calcext:value-type="float">
            <text:p>3.18073600929096</text:p>
          </table:table-cell>
          <table:table-cell office:value-type="float" office:value="4.02760652779906" calcext:value-type="float">
            <text:p>4.02760652779906</text:p>
          </table:table-cell>
          <table:table-cell office:value-type="float" office:value="5.2531849071475" calcext:value-type="float">
            <text:p>5.2531849071475</text:p>
          </table:table-cell>
          <table:table-cell office:value-type="float" office:value="6.38015802296422" calcext:value-type="float">
            <text:p>6.38015802296422</text:p>
          </table:table-cell>
          <table:table-cell office:value-type="float" office:value="6.96961550602442" calcext:value-type="float">
            <text:p>6.96961550602442</text:p>
          </table:table-cell>
          <table:table-cell office:value-type="float" office:value="6.79198754858267" calcext:value-type="float">
            <text:p>6.79198754858267</text:p>
          </table:table-cell>
          <table:table-cell office:value-type="float" office:value="5.91645304345482" calcext:value-type="float">
            <text:p>5.91645304345482</text:p>
          </table:table-cell>
          <table:table-cell office:value-type="float" office:value="4.6839972080533" calcext:value-type="float">
            <text:p>4.6839972080533</text:p>
          </table:table-cell>
          <table:table-cell office:value-type="float" office:value="3.57461165724228" calcext:value-type="float">
            <text:p>3.57461165724228</text:p>
          </table:table-cell>
          <table:table-cell office:value-type="float" office:value="3.02035711623814" calcext:value-type="float">
            <text:p>3.02035711623814</text:p>
          </table:table-cell>
          <table:table-cell office:value-type="float" office:value="3.23709327310483" calcext:value-type="float">
            <text:p>3.23709327310483</text:p>
          </table:table-cell>
          <table:table-cell office:value-type="float" office:value="4.14041017582166" calcext:value-type="float">
            <text:p>4.14041017582166</text:p>
          </table:table-cell>
          <table:table-cell office:value-type="float" office:value="5.37850248872082" calcext:value-type="float">
            <text:p>5.37850248872082</text:p>
          </table:table-cell>
          <table:table-cell office:value-type="float" office:value="6.46918341731507" calcext:value-type="float">
            <text:p>6.46918341731507</text:p>
          </table:table-cell>
          <table:table-cell office:value-type="float" office:value="6.98767692892251" calcext:value-type="float">
            <text:p>6.98767692892251</text:p>
          </table:table-cell>
          <table:table-cell office:value-type="float" office:value="6.73205080756888" calcext:value-type="float">
            <text:p>6.73205080756888</text:p>
          </table:table-cell>
          <table:table-cell office:value-type="float" office:value="5.80186107081323" calcext:value-type="float">
            <text:p>5.80186107081323</text:p>
          </table:table-cell>
          <table:table-cell office:value-type="float" office:value="4.55937893442692" calcext:value-type="float">
            <text:p>4.55937893442692</text:p>
          </table:table-cell>
          <table:table-cell office:value-type="float" office:value="3.48850085129149" calcext:value-type="float">
            <text:p>3.48850085129149</text:p>
          </table:table-cell>
          <table:table-cell office:value-type="float" office:value="3.00629044809612" calcext:value-type="float">
            <text:p>3.00629044809612</text:p>
          </table:table-cell>
          <table:table-cell office:value-type="float" office:value="3.30054914010097" calcext:value-type="float">
            <text:p>3.30054914010097</text:p>
          </table:table-cell>
          <table:table-cell office:value-type="float" office:value="4.25667508867935" calcext:value-type="float">
            <text:p>4.25667508867935</text:p>
          </table:table-cell>
          <table:table-cell office:value-type="float" office:value="5.50229597436216" calcext:value-type="float">
            <text:p>5.50229597436216</text:p>
          </table:table-cell>
          <table:table-cell office:value-type="float" office:value="6.55229292858351" calcext:value-type="float">
            <text:p>6.55229292858351</text:p>
          </table:table-cell>
          <table:table-cell office:value-type="float" office:value="6.99773467836602" calcext:value-type="float">
            <text:p>6.99773467836602</text:p>
          </table:table-cell>
          <table:table-cell office:value-type="float" office:value="6.66513970926954" calcext:value-type="float">
            <text:p>6.66513970926954</text:p>
          </table:table-cell>
          <table:table-cell office:value-type="float" office:value="5.68404028665133" calcext:value-type="float">
            <text:p>5.68404028665133</text:p>
          </table:table-cell>
          <table:table-cell office:value-type="float" office:value="4.43653488631714" calcext:value-type="float">
            <text:p>4.43653488631714</text:p>
          </table:table-cell>
          <table:table-cell office:value-type="float" office:value="3.40847631893834" calcext:value-type="float">
            <text:p>3.40847631893834</text:p>
          </table:table-cell>
          <table:table-cell office:value-type="float" office:value="3.00025174465225" calcext:value-type="float">
            <text:p>3.00025174465225</text:p>
          </table:table-cell>
          <table:table-cell office:value-type="float" office:value="3.37084809589933" calcext:value-type="float">
            <text:p>3.37084809589933</text:p>
          </table:table-cell>
          <table:table-cell office:value-type="float" office:value="4.37593310860303" calcext:value-type="float">
            <text:p>4.37593310860303</text:p>
          </table:table-cell>
          <table:table-cell office:value-type="float" office:value="5.62406689139697" calcext:value-type="float">
            <text:p>5.62406689139697</text:p>
          </table:table-cell>
          <table:table-cell office:value-type="float" office:value="6.62915190410067" calcext:value-type="float">
            <text:p>6.62915190410067</text:p>
          </table:table-cell>
          <table:table-cell office:value-type="float" office:value="6.99974825534775" calcext:value-type="float">
            <text:p>6.99974825534775</text:p>
          </table:table-cell>
          <table:table-cell office:value-type="float" office:value="6.59152368106166" calcext:value-type="float">
            <text:p>6.59152368106166</text:p>
          </table:table-cell>
          <table:table-cell office:value-type="float" office:value="5.56346511368287" calcext:value-type="float">
            <text:p>5.56346511368287</text:p>
          </table:table-cell>
          <table:table-cell office:value-type="float" office:value="4.31595971334866" calcext:value-type="float">
            <text:p>4.31595971334866</text:p>
          </table:table-cell>
          <table:table-cell office:value-type="float" office:value="3.33486029073046" calcext:value-type="float">
            <text:p>3.33486029073046</text:p>
          </table:table-cell>
          <table:table-cell office:value-type="float" office:value="3.00226532163398" calcext:value-type="float">
            <text:p>3.00226532163398</text:p>
          </table:table-cell>
          <table:table-cell office:value-type="float" office:value="3.44770707141649" calcext:value-type="float">
            <text:p>3.44770707141649</text:p>
          </table:table-cell>
          <table:table-cell office:value-type="float" office:value="4.49770402563784" calcext:value-type="float">
            <text:p>4.49770402563784</text:p>
          </table:table-cell>
          <table:table-cell office:value-type="float" office:value="5.74332491132066" calcext:value-type="float">
            <text:p>5.74332491132066</text:p>
          </table:table-cell>
          <table:table-cell office:value-type="float" office:value="6.69945085989902" calcext:value-type="float">
            <text:p>6.69945085989902</text:p>
          </table:table-cell>
          <table:table-cell office:value-type="float" office:value="6.99370955190388" calcext:value-type="float">
            <text:p>6.99370955190388</text:p>
          </table:table-cell>
          <table:table-cell office:value-type="float" office:value="6.51149914870852" calcext:value-type="float">
            <text:p>6.51149914870852</text:p>
          </table:table-cell>
          <table:table-cell office:value-type="float" office:value="5.44062106557309" calcext:value-type="float">
            <text:p>5.44062106557309</text:p>
          </table:table-cell>
          <table:table-cell office:value-type="float" office:value="4.19813892918677" calcext:value-type="float">
            <text:p>4.19813892918677</text:p>
          </table:table-cell>
          <table:table-cell office:value-type="float" office:value="3.26794919243112" calcext:value-type="float">
            <text:p>3.26794919243112</text:p>
          </table:table-cell>
          <table:table-cell office:value-type="float" office:value="3.01232307107749" calcext:value-type="float">
            <text:p>3.01232307107749</text:p>
          </table:table-cell>
          <table:table-cell office:value-type="float" office:value="3.53081658268493" calcext:value-type="float">
            <text:p>3.53081658268493</text:p>
          </table:table-cell>
          <table:table-cell office:value-type="float" office:value="4.62149751127917" calcext:value-type="float">
            <text:p>4.62149751127917</text:p>
          </table:table-cell>
          <table:table-cell office:value-type="float" office:value="5.85958982417834" calcext:value-type="float">
            <text:p>5.85958982417834</text:p>
          </table:table-cell>
          <table:table-cell office:value-type="float" office:value="6.76290672689516" calcext:value-type="float">
            <text:p>6.76290672689516</text:p>
          </table:table-cell>
          <table:table-cell office:value-type="float" office:value="6.97964288376187" calcext:value-type="float">
            <text:p>6.97964288376187</text:p>
          </table:table-cell>
          <table:table-cell office:value-type="float" office:value="6.42538834275772" calcext:value-type="float">
            <text:p>6.42538834275772</text:p>
          </table:table-cell>
          <table:table-cell office:value-type="float" office:value="5.31600279194669" calcext:value-type="float">
            <text:p>5.31600279194669</text:p>
          </table:table-cell>
          <table:table-cell office:value-type="float" office:value="4.08354695654518" calcext:value-type="float">
            <text:p>4.08354695654518</text:p>
          </table:table-cell>
          <table:table-cell office:value-type="float" office:value="3.20801245141734" calcext:value-type="float">
            <text:p>3.20801245141734</text:p>
          </table:table-cell>
          <table:table-cell office:value-type="float" office:value="3.03038449397558" calcext:value-type="float">
            <text:p>3.03038449397558</text:p>
          </table:table-cell>
          <table:table-cell office:value-type="float" office:value="3.61984197703578" calcext:value-type="float">
            <text:p>3.61984197703578</text:p>
          </table:table-cell>
          <table:table-cell office:value-type="float" office:value="4.74681509285251" calcext:value-type="float">
            <text:p>4.74681509285251</text:p>
          </table:table-cell>
          <table:table-cell office:value-type="float" office:value="5.97239347220093" calcext:value-type="float">
            <text:p>5.97239347220093</text:p>
          </table:table-cell>
          <table:table-cell office:value-type="float" office:value="6.81926399070903" calcext:value-type="float">
            <text:p>6.81926399070903</text:p>
          </table:table-cell>
          <table:table-cell office:value-type="float" office:value="6.95760489242956" calcext:value-type="float">
            <text:p>6.95760489242956</text:p>
          </table:table-cell>
          <table:table-cell office:value-type="float" office:value="6.33353800103257" calcext:value-type="float">
            <text:p>6.33353800103257</text:p>
          </table:table-cell>
          <table:table-cell office:value-type="float" office:value="5.19011208660838" calcext:value-type="float">
            <text:p>5.19011208660838</text:p>
          </table:table-cell>
          <table:table-cell office:value-type="float" office:value="3.97264521685318" calcext:value-type="float">
            <text:p>3.97264521685318</text:p>
          </table:table-cell>
          <table:table-cell office:value-type="float" office:value="3.15529141179083" calcext:value-type="float">
            <text:p>3.15529141179083</text:p>
          </table:table-cell>
          <table:table-cell office:value-type="float" office:value="3.05637686335291" calcext:value-type="float">
            <text:p>3.05637686335291</text:p>
          </table:table-cell>
          <table:table-cell office:value-type="float" office:value="3.71442478062693" calcext:value-type="float">
            <text:p>3.71442478062693</text:p>
          </table:table-cell>
          <table:table-cell office:value-type="float" office:value="4.87315216068686" calcext:value-type="float">
            <text:p>4.87315216068686</text:p>
          </table:table-cell>
          <table:table-cell office:value-type="float" office:value="6.0812816349112" calcext:value-type="float">
            <text:p>6.0812816349112</text:p>
          </table:table-cell>
          <table:table-cell office:value-type="float" office:value="6.86829572053022" calcext:value-type="float">
            <text:p>6.86829572053022</text:p>
          </table:table-cell>
          <table:table-cell office:value-type="float" office:value="6.92768431711989" calcext:value-type="float">
            <text:p>6.92768431711989</text:p>
          </table:table-cell>
          <table:table-cell office:value-type="float" office:value="6.2363179724412" calcext:value-type="float">
            <text:p>6.2363179724412</text:p>
          </table:table-cell>
          <table:table-cell office:value-type="float" office:value="5.06345586699614" calcext:value-type="float">
            <text:p>5.06345586699614</text:p>
          </table:table-cell>
          <table:table-cell office:value-type="float" office:value="3.86588027227447" calcext:value-type="float">
            <text:p>3.86588027227447</text:p>
          </table:table-cell>
          <table:table-cell office:value-type="float" office:value="3.10999836257066" calcext:value-type="float">
            <text:p>3.10999836257066</text:p>
          </table:table-cell>
          <table:table-cell office:value-type="float" office:value="3.09019551711185" calcext:value-type="float">
            <text:p>3.09019551711185</text:p>
          </table:table-cell>
          <table:table-cell office:value-type="float" office:value="3.81418414189073" calcext:value-type="float">
            <text:p>3.8141841418907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calc</text:p>
          </table:table-cell>
          <table:table-cell office:value-type="float" office:value="20" calcext:value-type="float">
            <text:p>20</text:p>
          </table:table-cell>
          <table:table-cell office:value-type="float" office:value="30.6723427229835" calcext:value-type="float">
            <text:p>30.6723427229835</text:p>
          </table:table-cell>
          <table:table-cell office:value-type="float" office:value="37.1882403459933" calcext:value-type="float">
            <text:p>37.1882403459933</text:p>
          </table:table-cell>
          <table:table-cell office:value-type="float" office:value="37.010014736864" calcext:value-type="float">
            <text:p>37.010014736864</text:p>
          </table:table-cell>
          <table:table-cell office:value-type="float" office:value="30.2070775495299" calcext:value-type="float">
            <text:p>30.2070775495299</text:p>
          </table:table-cell>
          <table:table-cell office:value-type="float" office:value="19.4288971970348" calcext:value-type="float">
            <text:p>19.4288971970348</text:p>
          </table:table-cell>
          <table:table-cell office:value-type="float" office:value="8.87313824802911" calcext:value-type="float">
            <text:p>8.87313824802911</text:p>
          </table:table-cell>
          <table:table-cell office:value-type="float" office:value="2.65084114592105" calcext:value-type="float">
            <text:p>2.65084114592105</text:p>
          </table:table-cell>
          <table:table-cell office:value-type="float" office:value="3.18533851522808" calcext:value-type="float">
            <text:p>3.18533851522808</text:p>
          </table:table-cell>
          <table:table-cell office:value-type="float" office:value="10.2684652857992" calcext:value-type="float">
            <text:p>10.2684652857992</text:p>
          </table:table-cell>
          <table:table-cell office:value-type="float" office:value="21.1416305538182" calcext:value-type="float">
            <text:p>21.1416305538182</text:p>
          </table:table-cell>
          <table:table-cell office:value-type="float" office:value="31.5701769743577" calcext:value-type="float">
            <text:p>31.5701769743577</text:p>
          </table:table-cell>
          <table:table-cell office:value-type="float" office:value="37.4926082298238" calcext:value-type="float">
            <text:p>37.4926082298238</text:p>
          </table:table-cell>
          <table:table-cell office:value-type="float" office:value="36.6023772938825" calcext:value-type="float">
            <text:p>36.6023772938825</text:p>
          </table:table-cell>
          <table:table-cell office:value-type="float" office:value="29.2461930483213" calcext:value-type="float">
            <text:p>29.2461930483213</text:p>
          </table:table-cell>
          <table:table-cell office:value-type="float" office:value="18.2889912205247" calcext:value-type="float">
            <text:p>18.2889912205247</text:p>
          </table:table-cell>
          <table:table-cell office:value-type="float" office:value="7.99815799070676" calcext:value-type="float">
            <text:p>7.99815799070676</text:p>
          </table:table-cell>
          <table:table-cell office:value-type="float" office:value="2.38155596813399" calcext:value-type="float">
            <text:p>2.38155596813399</text:p>
          </table:table-cell>
          <table:table-cell office:value-type="float" office:value="3.62662408361866" calcext:value-type="float">
            <text:p>3.62662408361866</text:p>
          </table:table-cell>
          <table:table-cell office:value-type="float" office:value="11.2484587501915" calcext:value-type="float">
            <text:p>11.2484587501915</text:p>
          </table:table-cell>
          <table:table-cell office:value-type="float" office:value="22.2786641643275" calcext:value-type="float">
            <text:p>22.2786641643275</text:p>
          </table:table-cell>
          <table:table-cell office:value-type="float" office:value="32.421422206678" calcext:value-type="float">
            <text:p>32.421422206678</text:p>
          </table:table-cell>
          <table:table-cell office:value-type="float" office:value="37.7265395542198" calcext:value-type="float">
            <text:p>37.7265395542198</text:p>
          </table:table-cell>
          <table:table-cell office:value-type="float" office:value="36.1278879372441" calcext:value-type="float">
            <text:p>36.1278879372441</text:p>
          </table:table-cell>
          <table:table-cell office:value-type="float" office:value="28.2480773910934" calcext:value-type="float">
            <text:p>28.2480773910934</text:p>
          </table:table-cell>
          <table:table-cell office:value-type="float" office:value="17.1559748724797" calcext:value-type="float">
            <text:p>17.1559748724797</text:p>
          </table:table-cell>
          <table:table-cell office:value-type="float" office:value="7.17150491518048" calcext:value-type="float">
            <text:p>7.17150491518048</text:p>
          </table:table-cell>
          <table:table-cell office:value-type="float" office:value="2.18321404614322" calcext:value-type="float">
            <text:p>2.18321404614322</text:p>
          </table:table-cell>
          <table:table-cell office:value-type="float" office:value="4.13383945794351" calcext:value-type="float">
            <text:p>4.13383945794351</text:p>
          </table:table-cell>
          <table:table-cell office:value-type="float" office:value="12.263691582395" calcext:value-type="float">
            <text:p>12.263691582395</text:p>
          </table:table-cell>
          <table:table-cell office:value-type="float" office:value="23.4065223984874" calcext:value-type="float">
            <text:p>23.4065223984874</text:p>
          </table:table-cell>
          <table:table-cell office:value-type="float" office:value="33.2226507558356" calcext:value-type="float">
            <text:p>33.2226507558356</text:p>
          </table:table-cell>
          <table:table-cell office:value-type="float" office:value="37.8890923603026" calcext:value-type="float">
            <text:p>37.8890923603026</text:p>
          </table:table-cell>
          <table:table-cell office:value-type="float" office:value="35.5884572681199" calcext:value-type="float">
            <text:p>35.5884572681199</text:p>
          </table:table-cell>
          <table:table-cell office:value-type="float" office:value="27.2167496373191" calcext:value-type="float">
            <text:p>27.2167496373191</text:p>
          </table:table-cell>
          <table:table-cell office:value-type="float" office:value="16.0344104098423" calcext:value-type="float">
            <text:p>16.0344104098423</text:p>
          </table:table-cell>
          <table:table-cell office:value-type="float" office:value="6.39650766162339" calcext:value-type="float">
            <text:p>6.39650766162339</text:p>
          </table:table-cell>
          <table:table-cell office:value-type="float" office:value="2.05661403286504" calcext:value-type="float">
            <text:p>2.05661403286504</text:p>
          </table:table-cell>
          <table:table-cell office:value-type="float" office:value="4.7049422609087" calcext:value-type="float">
            <text:p>4.7049422609087</text:p>
          </table:table-cell>
          <table:table-cell office:value-type="float" office:value="13.3100757981141" calcext:value-type="float">
            <text:p>13.3100757981141</text:p>
          </table:table-cell>
          <table:table-cell office:value-type="float" office:value="24.5206637692594" calcext:value-type="float">
            <text:p>24.5206637692594</text:p>
          </table:table-cell>
          <table:table-cell office:value-type="float" office:value="33.9706363572516" calcext:value-type="float">
            <text:p>33.9706363572516</text:p>
          </table:table-cell>
          <table:table-cell office:value-type="float" office:value="37.9796121052941" calcext:value-type="float">
            <text:p>37.9796121052941</text:p>
          </table:table-cell>
          <table:table-cell office:value-type="float" office:value="34.9862573834259" calcext:value-type="float">
            <text:p>34.9862573834259</text:p>
          </table:table-cell>
          <table:table-cell office:value-type="float" office:value="26.156362579862" calcext:value-type="float">
            <text:p>26.156362579862</text:p>
          </table:table-cell>
          <table:table-cell office:value-type="float" office:value="14.9288139768543" calcext:value-type="float">
            <text:p>14.9288139768543</text:p>
          </table:table-cell>
          <table:table-cell office:value-type="float" office:value="5.67628687044508" calcext:value-type="float">
            <text:p>5.67628687044508</text:p>
          </table:table-cell>
          <table:table-cell office:value-type="float" office:value="2.00226570187025" calcext:value-type="float">
            <text:p>2.00226570187025</text:p>
          </table:table-cell>
          <table:table-cell office:value-type="float" office:value="5.33763286309396" calcext:value-type="float">
            <text:p>5.33763286309396</text:p>
          </table:table-cell>
          <table:table-cell office:value-type="float" office:value="14.3833979774273" calcext:value-type="float">
            <text:p>14.3833979774273</text:p>
          </table:table-cell>
          <table:table-cell office:value-type="float" office:value="25.6166020225727" calcext:value-type="float">
            <text:p>25.6166020225727</text:p>
          </table:table-cell>
          <table:table-cell office:value-type="float" office:value="34.662367136906" calcext:value-type="float">
            <text:p>34.662367136906</text:p>
          </table:table-cell>
          <table:table-cell office:value-type="float" office:value="37.9977342981298" calcext:value-type="float">
            <text:p>37.9977342981298</text:p>
          </table:table-cell>
          <table:table-cell office:value-type="float" office:value="34.323713129555" calcext:value-type="float">
            <text:p>34.323713129555</text:p>
          </table:table-cell>
          <table:table-cell office:value-type="float" office:value="25.0711860231459" calcext:value-type="float">
            <text:p>25.0711860231459</text:p>
          </table:table-cell>
          <table:table-cell office:value-type="float" office:value="13.8436374201379" calcext:value-type="float">
            <text:p>13.8436374201379</text:p>
          </table:table-cell>
          <table:table-cell office:value-type="float" office:value="5.01374261657416" calcext:value-type="float">
            <text:p>5.01374261657416</text:p>
          </table:table-cell>
          <table:table-cell office:value-type="float" office:value="2.02038789470586" calcext:value-type="float">
            <text:p>2.02038789470586</text:p>
          </table:table-cell>
          <table:table-cell office:value-type="float" office:value="6.02936364274844" calcext:value-type="float">
            <text:p>6.02936364274844</text:p>
          </table:table-cell>
          <table:table-cell office:value-type="float" office:value="15.4793362307406" calcext:value-type="float">
            <text:p>15.4793362307406</text:p>
          </table:table-cell>
          <table:table-cell office:value-type="float" office:value="26.6899242018859" calcext:value-type="float">
            <text:p>26.6899242018859</text:p>
          </table:table-cell>
          <table:table-cell office:value-type="float" office:value="35.2950577390912" calcext:value-type="float">
            <text:p>35.2950577390912</text:p>
          </table:table-cell>
          <table:table-cell office:value-type="float" office:value="37.943385967135" calcext:value-type="float">
            <text:p>37.943385967135</text:p>
          </table:table-cell>
          <table:table-cell office:value-type="float" office:value="33.6034923383767" calcext:value-type="float">
            <text:p>33.6034923383767</text:p>
          </table:table-cell>
          <table:table-cell office:value-type="float" office:value="23.9655895901578" calcext:value-type="float">
            <text:p>23.9655895901578</text:p>
          </table:table-cell>
          <table:table-cell office:value-type="float" office:value="12.783250362681" calcext:value-type="float">
            <text:p>12.783250362681</text:p>
          </table:table-cell>
          <table:table-cell office:value-type="float" office:value="4.4115427318801" calcext:value-type="float">
            <text:p>4.4115427318801</text:p>
          </table:table-cell>
          <table:table-cell office:value-type="float" office:value="2.11090763969742" calcext:value-type="float">
            <text:p>2.11090763969742</text:p>
          </table:table-cell>
          <table:table-cell office:value-type="float" office:value="6.77734924416435" calcext:value-type="float">
            <text:p>6.77734924416435</text:p>
          </table:table-cell>
          <table:table-cell office:value-type="float" office:value="16.5934776015126" calcext:value-type="float">
            <text:p>16.5934776015126</text:p>
          </table:table-cell>
          <table:table-cell office:value-type="float" office:value="27.7363084176051" calcext:value-type="float">
            <text:p>27.7363084176051</text:p>
          </table:table-cell>
          <table:table-cell office:value-type="float" office:value="35.8661605420565" calcext:value-type="float">
            <text:p>35.8661605420565</text:p>
          </table:table-cell>
          <table:table-cell office:value-type="float" office:value="37.8167859538568" calcext:value-type="float">
            <text:p>37.8167859538568</text:p>
          </table:table-cell>
          <table:table-cell office:value-type="float" office:value="32.8284950848195" calcext:value-type="float">
            <text:p>32.8284950848195</text:p>
          </table:table-cell>
          <table:table-cell office:value-type="float" office:value="22.8440251275202" calcext:value-type="float">
            <text:p>22.8440251275202</text:p>
          </table:table-cell>
          <table:table-cell office:value-type="float" office:value="11.7519226089067" calcext:value-type="float">
            <text:p>11.7519226089067</text:p>
          </table:table-cell>
          <table:table-cell office:value-type="float" office:value="3.87211206275602" calcext:value-type="float">
            <text:p>3.87211206275602</text:p>
          </table:table-cell>
          <table:table-cell office:value-type="float" office:value="2.27346044578025" calcext:value-type="float">
            <text:p>2.27346044578025</text:p>
          </table:table-cell>
          <table:table-cell office:value-type="float" office:value="7.578577793322" calcext:value-type="float">
            <text:p>7.578577793322</text:p>
          </table:table-cell>
          <table:table-cell office:value-type="float" office:value="17.7213358356726" calcext:value-type="float">
            <text:p>17.7213358356726</text:p>
          </table:table-cell>
          <table:table-cell office:value-type="float" office:value="28.7515412498084" calcext:value-type="float">
            <text:p>28.7515412498084</text:p>
          </table:table-cell>
          <table:table-cell office:value-type="float" office:value="36.3733759163813" calcext:value-type="float">
            <text:p>36.3733759163813</text:p>
          </table:table-cell>
          <table:table-cell office:value-type="float" office:value="37.6184440318661" calcext:value-type="float">
            <text:p>37.6184440318661</text:p>
          </table:table-cell>
          <table:table-cell office:value-type="float" office:value="32.0018420092932" calcext:value-type="float">
            <text:p>32.0018420092932</text:p>
          </table:table-cell>
          <table:table-cell office:value-type="float" office:value="21.7110087794754" calcext:value-type="float">
            <text:p>21.7110087794754</text:p>
          </table:table-cell>
          <table:table-cell office:value-type="float" office:value="10.7538069516787" calcext:value-type="float">
            <text:p>10.7538069516787</text:p>
          </table:table-cell>
          <table:table-cell office:value-type="float" office:value="3.39762270611751" calcext:value-type="float">
            <text:p>3.39762270611751</text:p>
          </table:table-cell>
          <table:table-cell office:value-type="float" office:value="2.50739177017621" calcext:value-type="float">
            <text:p>2.50739177017621</text:p>
          </table:table-cell>
          <table:table-cell office:value-type="float" office:value="8.42982302564237" calcext:value-type="float">
            <text:p>8.42982302564237</text:p>
          </table:table-cell>
          <table:table-cell office:value-type="float" office:value="18.8583694461817" calcext:value-type="float">
            <text:p>18.8583694461817</text:p>
          </table:table-cell>
          <table:table-cell office:value-type="float" office:value="29.7315347142008" calcext:value-type="float">
            <text:p>29.7315347142008</text:p>
          </table:table-cell>
          <table:table-cell office:value-type="float" office:value="36.8146614847719" calcext:value-type="float">
            <text:p>36.8146614847719</text:p>
          </table:table-cell>
          <table:table-cell office:value-type="float" office:value="37.349158854079" calcext:value-type="float">
            <text:p>37.349158854079</text:p>
          </table:table-cell>
          <table:table-cell office:value-type="float" office:value="31.1268617519708" calcext:value-type="float">
            <text:p>31.1268617519708</text:p>
          </table:table-cell>
          <table:table-cell office:value-type="float" office:value="20.5711028029652" calcext:value-type="float">
            <text:p>20.5711028029652</text:p>
          </table:table-cell>
          <table:table-cell office:value-type="float" office:value="9.79292245047023" calcext:value-type="float">
            <text:p>9.79292245047023</text:p>
          </table:table-cell>
          <table:table-cell office:value-type="float" office:value="2.98998526313596" calcext:value-type="float">
            <text:p>2.98998526313596</text:p>
          </table:table-cell>
          <table:table-cell office:value-type="float" office:value="2.81175965400661" calcext:value-type="float">
            <text:p>2.81175965400661</text:p>
          </table:table-cell>
          <table:table-cell office:value-type="float" office:value="9.32765727701652" calcext:value-type="float">
            <text:p>9.3276572770165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 inp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11])" office:value-type="float" office:value="0" calcext:value-type="float">
            <text:p>0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1]" office:value-type="float" office:value="0" calcext:value-type="float">
            <text:p>0</text:p>
          </table:table-cell>
          <table:table-cell table:formula="of:=ROUND([.E11]+[.F11];0)" office:value-type="float" office:value="5" calcext:value-type="float">
            <text:p>5</text:p>
          </table:table-cell>
          <table:table-cell table:formula="of:=[.I11]/1000000" office:value-type="float" office:value="20" calcext:value-type="float">
            <text:p>20</text:p>
          </table:table-cell>
          <table:table-cell table:formula="of:=[.$I$9]/[.G11]" office:value-type="float" office:value="20000000" calcext:value-type="float">
            <text:p>20000000</text:p>
          </table:table-cell>
          <table:table-cell/>
          <table:table-cell table:formula="of:=1/1.2" office:value-type="float" office:value="0.833333333333333" calcext:value-type="float">
            <text:p>0.833333333333333</text:p>
          </table:table-cell>
          <table:table-cell table:number-columns-repeated="9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12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2]" office:value-type="float" office:value="2" calcext:value-type="float">
            <text:p>2</text:p>
          </table:table-cell>
          <table:table-cell table:formula="of:=ROUND([.E12]+[.F12];0)" office:value-type="float" office:value="7" calcext:value-type="float">
            <text:p>7</text:p>
          </table:table-cell>
          <table:table-cell table:formula="of:=[.I12]/1000000" office:value-type="float" office:value="14.2857142857143" calcext:value-type="float">
            <text:p>14.2857142857143</text:p>
          </table:table-cell>
          <table:table-cell table:formula="of:=[.$I$9]/[.G12]" office:value-type="float" office:value="14285714.2857143" calcext:value-type="float">
            <text:p>14285714.2857143</text:p>
          </table:table-cell>
          <table:table-cell/>
          <table:table-cell table:formula="of:=130/60" office:value-type="float" office:value="2.16666666666667" calcext:value-type="float">
            <text:p>2.16666666666667</text:p>
          </table:table-cell>
          <table:table-cell table:number-columns-repeated="9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13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3]" office:value-type="float" office:value="3.46410161513775" calcext:value-type="float">
            <text:p>3.46410161513775</text:p>
          </table:table-cell>
          <table:table-cell table:formula="of:=ROUND([.E13]+[.F13];0)" office:value-type="float" office:value="8" calcext:value-type="float">
            <text:p>8</text:p>
          </table:table-cell>
          <table:table-cell table:formula="of:=[.I13]/1000000" office:value-type="float" office:value="12.5" calcext:value-type="float">
            <text:p>12.5</text:p>
          </table:table-cell>
          <table:table-cell table:formula="of:=[.$I$9]/[.G13]" office:value-type="float" office:value="12500000" calcext:value-type="float">
            <text:p>12500000</text:p>
          </table:table-cell>
          <table:table-cell/>
          <table:table-cell table:formula="of:=120/60" office:value-type="float" office:value="2" calcext:value-type="float">
            <text:p>2</text:p>
          </table:table-cell>
          <table:table-cell table:number-columns-repeated="9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14])" office:value-type="float" office:value="1" calcext:value-type="float">
            <text:p>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4]" office:value-type="float" office:value="4" calcext:value-type="float">
            <text:p>4</text:p>
          </table:table-cell>
          <table:table-cell table:formula="of:=ROUND([.E14]+[.F14];0)" office:value-type="float" office:value="9" calcext:value-type="float">
            <text:p>9</text:p>
          </table:table-cell>
          <table:table-cell table:formula="of:=[.I14]/1000000" office:value-type="float" office:value="11.1111111111111" calcext:value-type="float">
            <text:p>11.1111111111111</text:p>
          </table:table-cell>
          <table:table-cell table:formula="of:=[.$I$9]/[.G14]" office:value-type="float" office:value="11111111.1111111" calcext:value-type="float">
            <text:p>11111111.1111111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15])" office:value-type="float" office:value="0.866025403784439" calcext:value-type="float">
            <text:p>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5]" office:value-type="float" office:value="3.46410161513775" calcext:value-type="float">
            <text:p>3.46410161513775</text:p>
          </table:table-cell>
          <table:table-cell table:formula="of:=ROUND([.E15]+[.F15];0)" office:value-type="float" office:value="8" calcext:value-type="float">
            <text:p>8</text:p>
          </table:table-cell>
          <table:table-cell table:formula="of:=[.I15]/1000000" office:value-type="float" office:value="12.5" calcext:value-type="float">
            <text:p>12.5</text:p>
          </table:table-cell>
          <table:table-cell table:formula="of:=[.$I$9]/[.G15]" office:value-type="float" office:value="12500000" calcext:value-type="float">
            <text:p>12500000</text:p>
          </table:table-cell>
          <table:table-cell/>
          <table:table-cell table:formula="of:=2/120" office:value-type="float" office:value="0.0166666666666667" calcext:value-type="float">
            <text:p>0.016666666666667</text:p>
          </table:table-cell>
          <table:table-cell table:number-columns-repeated="9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16])" office:value-type="float" office:value="0.5" calcext:value-type="float">
            <text:p>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6]" office:value-type="float" office:value="2" calcext:value-type="float">
            <text:p>2</text:p>
          </table:table-cell>
          <table:table-cell table:formula="of:=ROUND([.E16]+[.F16];0)" office:value-type="float" office:value="7" calcext:value-type="float">
            <text:p>7</text:p>
          </table:table-cell>
          <table:table-cell table:formula="of:=[.I16]/1000000" office:value-type="float" office:value="14.2857142857143" calcext:value-type="float">
            <text:p>14.2857142857143</text:p>
          </table:table-cell>
          <table:table-cell table:formula="of:=[.$I$9]/[.G16]" office:value-type="float" office:value="14285714.2857143" calcext:value-type="float">
            <text:p>14285714.2857143</text:p>
          </table:table-cell>
          <table:table-cell/>
          <table:table-cell table:formula="of:=100/60" office:value-type="float" office:value="1.66666666666667" calcext:value-type="float">
            <text:p>1.66666666666667</text:p>
          </table:table-cell>
          <table:table-cell table:number-columns-repeated="9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17])" office:value-type="float" office:value="1.22464679914735E-016" calcext:value-type="float">
            <text:p>1.22464679914735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7]" office:value-type="float" office:value="4.89858719658941E-016" calcext:value-type="float">
            <text:p>4.89858719658941E-16</text:p>
          </table:table-cell>
          <table:table-cell table:formula="of:=ROUND([.E17]+[.F17];0)" office:value-type="float" office:value="5" calcext:value-type="float">
            <text:p>5</text:p>
          </table:table-cell>
          <table:table-cell table:formula="of:=[.I17]/1000000" office:value-type="float" office:value="20" calcext:value-type="float">
            <text:p>20</text:p>
          </table:table-cell>
          <table:table-cell table:formula="of:=[.$I$9]/[.G17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18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8]" office:value-type="float" office:value="-2" calcext:value-type="float">
            <text:p>-2</text:p>
          </table:table-cell>
          <table:table-cell table:formula="of:=ROUND([.E18]+[.F18];0)" office:value-type="float" office:value="3" calcext:value-type="float">
            <text:p>3</text:p>
          </table:table-cell>
          <table:table-cell table:formula="of:=[.I18]/1000000" office:value-type="float" office:value="33.3333333333333" calcext:value-type="float">
            <text:p>33.3333333333333</text:p>
          </table:table-cell>
          <table:table-cell table:formula="of:=[.$I$9]/[.G18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19])" office:value-type="float" office:value="-0.707106781186547" calcext:value-type="float">
            <text:p>-0.707106781186547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19]" office:value-type="float" office:value="-2.82842712474619" calcext:value-type="float">
            <text:p>-2.82842712474619</text:p>
          </table:table-cell>
          <table:table-cell table:formula="of:=ROUND([.E19]+[.F19];0)" office:value-type="float" office:value="2" calcext:value-type="float">
            <text:p>2</text:p>
          </table:table-cell>
          <table:table-cell table:formula="of:=[.I19]/1000000" office:value-type="float" office:value="50" calcext:value-type="float">
            <text:p>50</text:p>
          </table:table-cell>
          <table:table-cell table:formula="of:=[.$I$9]/[.G19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20])" office:value-type="float" office:value="-1" calcext:value-type="float">
            <text:p>-1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0]" office:value-type="float" office:value="-4" calcext:value-type="float">
            <text:p>-4</text:p>
          </table:table-cell>
          <table:table-cell table:formula="of:=ROUND([.E20]+[.F20];0)" office:value-type="float" office:value="1" calcext:value-type="float">
            <text:p>1</text:p>
          </table:table-cell>
          <table:table-cell table:formula="of:=[.I20]/1000000" office:value-type="float" office:value="100" calcext:value-type="float">
            <text:p>100</text:p>
          </table:table-cell>
          <table:table-cell table:formula="of:=[.$I$9]/[.G20]"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21])" office:value-type="float" office:value="-0.866025403784439" calcext:value-type="float">
            <text:p>-0.866025403784439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1]" office:value-type="float" office:value="-3.46410161513775" calcext:value-type="float">
            <text:p>-3.46410161513775</text:p>
          </table:table-cell>
          <table:table-cell table:formula="of:=ROUND([.E21]+[.F21];0)" office:value-type="float" office:value="2" calcext:value-type="float">
            <text:p>2</text:p>
          </table:table-cell>
          <table:table-cell table:formula="of:=[.I21]/1000000" office:value-type="float" office:value="50" calcext:value-type="float">
            <text:p>50</text:p>
          </table:table-cell>
          <table:table-cell table:formula="of:=[.$I$9]/[.G21]" office:value-type="float" office:value="50000000" calcext:value-type="float">
            <text:p>50000000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22])" office:value-type="float" office:value="-0.5" calcext:value-type="float">
            <text:p>-0.5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2]" office:value-type="float" office:value="-2" calcext:value-type="float">
            <text:p>-2</text:p>
          </table:table-cell>
          <table:table-cell table:formula="of:=ROUND([.E22]+[.F22];0)" office:value-type="float" office:value="3" calcext:value-type="float">
            <text:p>3</text:p>
          </table:table-cell>
          <table:table-cell table:formula="of:=[.I22]/1000000" office:value-type="float" office:value="33.3333333333333" calcext:value-type="float">
            <text:p>33.3333333333333</text:p>
          </table:table-cell>
          <table:table-cell table:formula="of:=[.$I$9]/[.G22]" office:value-type="float" office:value="33333333.3333333" calcext:value-type="float">
            <text:p>33333333.3333333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23])" office:value-type="float" office:value="-2.44929359829471E-016" calcext:value-type="float">
            <text:p>-2.44929359829471E-16</text:p>
          </table:table-cell>
          <table:table-cell table:formula="of:=[.$E$9]" office:value-type="float" office:value="5" calcext:value-type="float">
            <text:p>5</text:p>
          </table:table-cell>
          <table:table-cell table:formula="of:=[.$F$9]*[.D23]" office:value-type="float" office:value="-9.79717439317883E-016" calcext:value-type="float">
            <text:p>-9.79717439317883E-16</text:p>
          </table:table-cell>
          <table:table-cell table:formula="of:=ROUND([.E23]+[.F23];0)" office:value-type="float" office:value="5" calcext:value-type="float">
            <text:p>5</text:p>
          </table:table-cell>
          <table:table-cell table:formula="of:=[.I23]/1000000" office:value-type="float" office:value="20" calcext:value-type="float">
            <text:p>20</text:p>
          </table:table-cell>
          <table:table-cell table:formula="of:=[.$I$9]/[.G23]" office:value-type="float" office:value="20000000" calcext:value-type="float">
            <text:p>20000000</text:p>
          </table:table-cell>
          <table:table-cell table:number-columns-repeated="94"/>
        </table:table-row>
        <table:table-row table:style-name="ro1">
          <table:table-cell table:number-columns-repeated="6"/>
          <table:table-cell table:formula="of:=SUM([.G11:.G23])" office:value-type="float" office:value="65" calcext:value-type="float">
            <text:p>65</text:p>
          </table:table-cell>
          <table:table-cell table:number-columns-repeated="96"/>
        </table:table-row>
        <table:table-row table:style-name="ro1" table:number-rows-repeated="2">
          <table:table-cell table:number-columns-repeated="103"/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00000000" calcext:value-type="float">
            <text:p>100000000</text:p>
          </table:table-cell>
          <table:table-cell table:number-columns-repeated="9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градусы</text:p>
          </table:table-cell>
          <table:table-cell table:style-name="ce1" office:value-type="string" calcext:value-type="string">
            <text:p>радианы</text:p>
          </table:table-cell>
          <table:table-cell table:style-name="ce1" office:value-type="string" calcext:value-type="string">
            <text:p>коэф.</text:p>
          </table:table-cell>
          <table:table-cell table:style-name="ce1" office:value-type="string" calcext:value-type="string">
            <text:p>Basis</text:p>
          </table:table-cell>
          <table:table-cell table:style-name="ce1" office:value-type="string" calcext:value-type="string">
            <text:p>Amplitude</text:p>
          </table:table-cell>
          <table:table-cell table:style-name="ce1" office:value-type="string" calcext:value-type="string">
            <text:p>All</text:p>
          </table:table-cell>
          <table:table-cell office:value-type="string" calcext:value-type="string">
            <text:p>msec</text:p>
          </table:table-cell>
          <table:table-cell office:value-type="string" calcext:value-type="string">
            <text:p>nsec</text:p>
          </table:table-cell>
          <table:table-cell table:number-columns-repeated="9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SIN([.C29])" office:value-type="float" office:value="0" calcext:value-type="float">
            <text:p>0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29]" office:value-type="float" office:value="0" calcext:value-type="float">
            <text:p>0</text:p>
          </table:table-cell>
          <table:table-cell table:formula="of:=ROUND([.E29]+[.F29];0)" office:value-type="float" office:value="19" calcext:value-type="float">
            <text:p>19</text:p>
          </table:table-cell>
          <table:table-cell table:formula="of:=[.I29]/1000000" office:value-type="float" office:value="5.26315789473684" calcext:value-type="float">
            <text:p>5.26315789473684</text:p>
          </table:table-cell>
          <table:table-cell table:formula="of:=[.$I$9]/[.G29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PI()/6" office:value-type="float" office:value="0.523598775598299" calcext:value-type="float">
            <text:p>0.523598775598299</text:p>
          </table:table-cell>
          <table:table-cell table:formula="of:=SIN([.C30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0]" office:value-type="float" office:value="7.5" calcext:value-type="float">
            <text:p>7.5</text:p>
          </table:table-cell>
          <table:table-cell table:formula="of:=ROUND([.E30]+[.F30];0)" office:value-type="float" office:value="27" calcext:value-type="float">
            <text:p>27</text:p>
          </table:table-cell>
          <table:table-cell table:formula="of:=[.I30]/1000000" office:value-type="float" office:value="3.7037037037037" calcext:value-type="float">
            <text:p>3.7037037037037</text:p>
          </table:table-cell>
          <table:table-cell table:formula="of:=[.$I$9]/[.G30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formula="of:=PI()/3" office:value-type="float" office:value="1.0471975511966" calcext:value-type="float">
            <text:p>1.0471975511966</text:p>
          </table:table-cell>
          <table:table-cell table:formula="of:=SIN([.C31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1]" office:value-type="float" office:value="12.9903810567666" calcext:value-type="float">
            <text:p>12.9903810567666</text:p>
          </table:table-cell>
          <table:table-cell table:formula="of:=ROUND([.E31]+[.F31];0)" office:value-type="float" office:value="32" calcext:value-type="float">
            <text:p>32</text:p>
          </table:table-cell>
          <table:table-cell table:formula="of:=[.I31]/1000000" office:value-type="float" office:value="3.125" calcext:value-type="float">
            <text:p>3.125</text:p>
          </table:table-cell>
          <table:table-cell table:formula="of:=[.$I$9]/[.G31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formula="of:=PI()/2" office:value-type="float" office:value="1.5707963267949" calcext:value-type="float">
            <text:p>1.5707963267949</text:p>
          </table:table-cell>
          <table:table-cell table:formula="of:=SIN([.C32])" office:value-type="float" office:value="1" calcext:value-type="float">
            <text:p>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2]" office:value-type="float" office:value="15" calcext:value-type="float">
            <text:p>15</text:p>
          </table:table-cell>
          <table:table-cell table:formula="of:=ROUND([.E32]+[.F32];0)" office:value-type="float" office:value="34" calcext:value-type="float">
            <text:p>34</text:p>
          </table:table-cell>
          <table:table-cell table:formula="of:=[.I32]/1000000" office:value-type="float" office:value="2.94117647058823" calcext:value-type="float">
            <text:p>2.94117647058823</text:p>
          </table:table-cell>
          <table:table-cell table:formula="of:=[.$I$9]/[.G32]" office:value-type="float" office:value="2941176.47058823" calcext:value-type="float">
            <text:p>2941176.47058823</text:p>
          </table:table-cell>
          <table:table-cell table:number-columns-repeated="9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2*PI()/3" office:value-type="float" office:value="2.0943951023932" calcext:value-type="float">
            <text:p>2.0943951023932</text:p>
          </table:table-cell>
          <table:table-cell table:formula="of:=SIN([.C33])" office:value-type="float" office:value="0.866025403784439" calcext:value-type="float">
            <text:p>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3]" office:value-type="float" office:value="12.9903810567666" calcext:value-type="float">
            <text:p>12.9903810567666</text:p>
          </table:table-cell>
          <table:table-cell table:formula="of:=ROUND([.E33]+[.F33];0)" office:value-type="float" office:value="32" calcext:value-type="float">
            <text:p>32</text:p>
          </table:table-cell>
          <table:table-cell table:formula="of:=[.I33]/1000000" office:value-type="float" office:value="3.125" calcext:value-type="float">
            <text:p>3.125</text:p>
          </table:table-cell>
          <table:table-cell table:formula="of:=[.$I$9]/[.G33]" office:value-type="float" office:value="3125000" calcext:value-type="float">
            <text:p>3125000</text:p>
          </table:table-cell>
          <table:table-cell table:number-columns-repeated="9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formula="of:=5*PI()/6" office:value-type="float" office:value="2.61799387799149" calcext:value-type="float">
            <text:p>2.61799387799149</text:p>
          </table:table-cell>
          <table:table-cell table:formula="of:=SIN([.C34])" office:value-type="float" office:value="0.5" calcext:value-type="float">
            <text:p>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4]" office:value-type="float" office:value="7.5" calcext:value-type="float">
            <text:p>7.5</text:p>
          </table:table-cell>
          <table:table-cell table:formula="of:=ROUND([.E34]+[.F34];0)" office:value-type="float" office:value="27" calcext:value-type="float">
            <text:p>27</text:p>
          </table:table-cell>
          <table:table-cell table:formula="of:=[.I34]/1000000" office:value-type="float" office:value="3.7037037037037" calcext:value-type="float">
            <text:p>3.7037037037037</text:p>
          </table:table-cell>
          <table:table-cell table:formula="of:=[.$I$9]/[.G34]" office:value-type="float" office:value="3703703.7037037" calcext:value-type="float">
            <text:p>3703703.7037037</text:p>
          </table:table-cell>
          <table:table-cell table:number-columns-repeated="9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0" calcext:value-type="float">
            <text:p>180</text:p>
          </table:table-cell>
          <table:table-cell table:formula="of:=PI()" office:value-type="float" office:value="3.14159265358979" calcext:value-type="float">
            <text:p>3.14159265358979</text:p>
          </table:table-cell>
          <table:table-cell table:formula="of:=SIN([.C35])" office:value-type="float" office:value="1.22464679914735E-016" calcext:value-type="float">
            <text:p>1.22464679914735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5]" office:value-type="float" office:value="1.83697019872103E-015" calcext:value-type="float">
            <text:p>1.83697019872103E-15</text:p>
          </table:table-cell>
          <table:table-cell table:formula="of:=ROUND([.E35]+[.F35];0)" office:value-type="float" office:value="19" calcext:value-type="float">
            <text:p>19</text:p>
          </table:table-cell>
          <table:table-cell table:formula="of:=[.I35]/1000000" office:value-type="float" office:value="5.26315789473684" calcext:value-type="float">
            <text:p>5.26315789473684</text:p>
          </table:table-cell>
          <table:table-cell table:formula="of:=[.$I$9]/[.G35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formula="of:=7*PI()/6" office:value-type="float" office:value="3.66519142918809" calcext:value-type="float">
            <text:p>3.66519142918809</text:p>
          </table:table-cell>
          <table:table-cell table:formula="of:=SIN([.C36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6]" office:value-type="float" office:value="-7.5" calcext:value-type="float">
            <text:p>-7.5</text:p>
          </table:table-cell>
          <table:table-cell table:formula="of:=ROUND([.E36]+[.F36];0)" office:value-type="float" office:value="12" calcext:value-type="float">
            <text:p>12</text:p>
          </table:table-cell>
          <table:table-cell table:formula="of:=[.I36]/1000000" office:value-type="float" office:value="8.33333333333333" calcext:value-type="float">
            <text:p>8.33333333333333</text:p>
          </table:table-cell>
          <table:table-cell table:formula="of:=[.$I$9]/[.G36]" office:value-type="float" office:value="8333333.33333333" calcext:value-type="float">
            <text:p>8333333.33333333</text:p>
          </table:table-cell>
          <table:table-cell table:number-columns-repeated="9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40" calcext:value-type="float">
            <text:p>240</text:p>
          </table:table-cell>
          <table:table-cell table:formula="of:=5*PI()/4" office:value-type="float" office:value="3.92699081698724" calcext:value-type="float">
            <text:p>3.92699081698724</text:p>
          </table:table-cell>
          <table:table-cell table:formula="of:=SIN([.C37])" office:value-type="float" office:value="-0.707106781186547" calcext:value-type="float">
            <text:p>-0.707106781186547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7]" office:value-type="float" office:value="-10.6066017177982" calcext:value-type="float">
            <text:p>-10.6066017177982</text:p>
          </table:table-cell>
          <table:table-cell table:formula="of:=ROUND([.E37]+[.F37];0)" office:value-type="float" office:value="8" calcext:value-type="float">
            <text:p>8</text:p>
          </table:table-cell>
          <table:table-cell table:formula="of:=[.I37]/1000000" office:value-type="float" office:value="12.5" calcext:value-type="float">
            <text:p>12.5</text:p>
          </table:table-cell>
          <table:table-cell table:formula="of:=[.$I$9]/[.G37]" office:value-type="float" office:value="12500000" calcext:value-type="float">
            <text:p>12500000</text:p>
          </table:table-cell>
          <table:table-cell table:number-columns-repeated="9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0" calcext:value-type="float">
            <text:p>270</text:p>
          </table:table-cell>
          <table:table-cell table:formula="of:=3*PI()/2" office:value-type="float" office:value="4.71238898038469" calcext:value-type="float">
            <text:p>4.71238898038469</text:p>
          </table:table-cell>
          <table:table-cell table:formula="of:=SIN([.C38])" office:value-type="float" office:value="-1" calcext:value-type="float">
            <text:p>-1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8]" office:value-type="float" office:value="-15" calcext:value-type="float">
            <text:p>-15</text:p>
          </table:table-cell>
          <table:table-cell table:formula="of:=ROUND([.E38]+[.F38];0)" office:value-type="float" office:value="4" calcext:value-type="float">
            <text:p>4</text:p>
          </table:table-cell>
          <table:table-cell table:formula="of:=[.I38]/1000000" office:value-type="float" office:value="25" calcext:value-type="float">
            <text:p>25</text:p>
          </table:table-cell>
          <table:table-cell table:formula="of:=[.$I$9]/[.G38]" office:value-type="float" office:value="25000000" calcext:value-type="float">
            <text:p>25000000</text:p>
          </table:table-cell>
          <table:table-cell table:number-columns-repeated="9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table:formula="of:=5*PI()/3" office:value-type="float" office:value="5.23598775598299" calcext:value-type="float">
            <text:p>5.23598775598299</text:p>
          </table:table-cell>
          <table:table-cell table:formula="of:=SIN([.C39])" office:value-type="float" office:value="-0.866025403784439" calcext:value-type="float">
            <text:p>-0.866025403784439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39]" office:value-type="float" office:value="-12.9903810567666" calcext:value-type="float">
            <text:p>-12.9903810567666</text:p>
          </table:table-cell>
          <table:table-cell table:formula="of:=ROUND([.E39]+[.F39];0)" office:value-type="float" office:value="6" calcext:value-type="float">
            <text:p>6</text:p>
          </table:table-cell>
          <table:table-cell table:formula="of:=[.I39]/1000000" office:value-type="float" office:value="16.6666666666667" calcext:value-type="float">
            <text:p>16.6666666666667</text:p>
          </table:table-cell>
          <table:table-cell table:formula="of:=[.$I$9]/[.G39]" office:value-type="float" office:value="16666666.6666667" calcext:value-type="float">
            <text:p>16666666.6666667</text:p>
          </table:table-cell>
          <table:table-cell table:number-columns-repeated="9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0" calcext:value-type="float">
            <text:p>330</text:p>
          </table:table-cell>
          <table:table-cell table:formula="of:=11*PI()/6" office:value-type="float" office:value="5.75958653158129" calcext:value-type="float">
            <text:p>5.75958653158129</text:p>
          </table:table-cell>
          <table:table-cell table:formula="of:=SIN([.C40])" office:value-type="float" office:value="-0.5" calcext:value-type="float">
            <text:p>-0.5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0]" office:value-type="float" office:value="-7.50000000000001" calcext:value-type="float">
            <text:p>-7.50000000000001</text:p>
          </table:table-cell>
          <table:table-cell table:formula="of:=ROUND([.E40]+[.F40];0)" office:value-type="float" office:value="11" calcext:value-type="float">
            <text:p>11</text:p>
          </table:table-cell>
          <table:table-cell table:formula="of:=[.I40]/1000000" office:value-type="float" office:value="9.09090909090909" calcext:value-type="float">
            <text:p>9.09090909090909</text:p>
          </table:table-cell>
          <table:table-cell table:formula="of:=[.$I$9]/[.G40]" office:value-type="float" office:value="9090909.09090909" calcext:value-type="float">
            <text:p>9090909.09090909</text:p>
          </table:table-cell>
          <table:table-cell table:number-columns-repeated="9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0" calcext:value-type="float">
            <text:p>360</text:p>
          </table:table-cell>
          <table:table-cell table:formula="of:=2*PI()" office:value-type="float" office:value="6.28318530717959" calcext:value-type="float">
            <text:p>6.28318530717959</text:p>
          </table:table-cell>
          <table:table-cell table:formula="of:=SIN([.C41])" office:value-type="float" office:value="-2.44929359829471E-016" calcext:value-type="float">
            <text:p>-2.44929359829471E-16</text:p>
          </table:table-cell>
          <table:table-cell table:formula="of:=[.$E$27]" office:value-type="float" office:value="19" calcext:value-type="float">
            <text:p>19</text:p>
          </table:table-cell>
          <table:table-cell table:formula="of:=[.$F$27]*[.D41]" office:value-type="float" office:value="-3.67394039744206E-015" calcext:value-type="float">
            <text:p>-3.67394039744206E-15</text:p>
          </table:table-cell>
          <table:table-cell table:formula="of:=ROUND([.E41]+[.F41];0)" office:value-type="float" office:value="19" calcext:value-type="float">
            <text:p>19</text:p>
          </table:table-cell>
          <table:table-cell table:formula="of:=[.I41]/1000000" office:value-type="float" office:value="5.26315789473684" calcext:value-type="float">
            <text:p>5.26315789473684</text:p>
          </table:table-cell>
          <table:table-cell table:formula="of:=[.$I$9]/[.G41]" office:value-type="float" office:value="5263157.89473684" calcext:value-type="float">
            <text:p>5263157.89473684</text:p>
          </table:table-cell>
          <table:table-cell table:number-columns-repeated="94"/>
        </table:table-row>
        <table:table-row table:style-name="ro1">
          <table:table-cell office:value-type="string" calcext:value-type="string">
            <text:p>sinus.txt</text:p>
          </table:table-cell>
          <table:table-cell table:number-columns-repeated="5"/>
          <table:table-cell table:formula="of:=SUM([.G29:.G41])" office:value-type="float" office:value="250" calcext:value-type="float">
            <text:p>250</text:p>
          </table:table-cell>
          <table:table-cell table:number-columns-repeated="9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10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00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0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0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mo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9">00/00/0000</text:date>, <text:time style:data-style-name="N2" text:time-value="11:46:01.648277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9:20:53.205827768</meta:creation-date>
    <dc:date>2022-07-19T12:03:54.941302219</dc:date>
    <meta:editing-duration>PT3H55M13S</meta:editing-duration>
    <meta:editing-cycles>73</meta:editing-cycles>
    <meta:generator>LibreOffice/6.4.7.2$Linux_X86_64 LibreOffice_project/40$Build-2</meta:generator>
    <meta:document-statistic meta:table-count="1" meta:cell-count="12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9.553cm" svg:height="8.999cm" xlink:href=".." xlink:type="simple" chart:class="chart:line" chart:style-name="ch1">
        <chart:plot-area chart:style-name="ch2" table:cell-range-address="Sheet1.C43:Sheet1.C142" svg:x="0.391cm" svg:y="0.179cm" svg:width="18.771cm" svg:height="8.641cm">
          <chartooo:coordinate-region svg:x="1.012cm" svg:y="0.378cm" svg:width="18.15cm" svg:height="7.6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43:Sheet1.C142" chart:class="chart:line">
            <chart:data-point chart:repeated="1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Sheet1.C43:Sheet1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